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xml" manifest:full-path="Configurations2/accelerator/current.xml" manifest:version="1.2"/>
  <manifest:file-entry manifest:media-type="application/xml" manifest:full-path="meta.xml" manifest:version="1.2"/>
  <manifest:file-entry manifest:media-type="application/rdf+xml" manifest:full-path="manifest.rdf" manifest:version="1.2"/>
  <manifest:file-entry manifest:media-type="application/xml" manifest:full-path="settings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Lorem ipsum dolor sit amet,<text:note text:id="ftn0" text:note-class="footnote"><text:note-citation>1</text:note-citation><text:note-body><text:p text:style-name="Footnote">This is a simple footnote, with a preffix Aristoteles: <text:span text:style-name="T1">Nikomachische Ethik</text:span>, hrsg. v. Ernst Grumach und Hellmut Flashar, übers. v. Franz Dirlmeier, (Werke in deutscher Übersetzung, Bd. 6), 8 Aufl., Berlin 1983, pp 213-214; Aristoteles: <text:span text:style-name="T1">Meterologie</text:span>, hrsg. v. Ernst Grumach und Hellmut Flashar, (Werke in deutscher Übersetzung, Bd. 12), 3 Aufl., Berlin, Boston 1984, pp 11, and a suffix.</text:p></text:note-body></text:note> sed diam.<text:note text:id="ftn1" text:note-class="footnote"><text:note-citation>2</text:note-citation><text:note-body><text:p text:style-name="Footnote">Here we have a complex footnote, as often used in humanities, here we can’t use semicolons to seperate the references to the sources. But pandoc-citeproc is able to parse them anyway, as long as we use ^[ … ], only the colon after the contributer is wrong: See Aristoteles, <text:span text:style-name="T1">Politik - Buch I. Über die Hausverwaltung und die Herrschaft des Herrn über Sklaven</text:span>, hrsg. v. Ernst Grumach und Hellmut Flashar, übers. v. Eckart Schütrumpf, (Werke in deutscher Übersetzung, Bd. 9), 3 Aufl., Berlin, Boston 1991, pp 213-214. Duis autem vel eum iriure dolor in hendrerit in vulputate velit esse molestie consequat, vel illum dolore eu feugiat nulla facilisis. Aristoteles, <text:span text:style-name="T1">Meterologie</text:span></text:p></text:note-body></text:note></text:p>
      <text:h text:style-name="Heading_20_2" text:outline-level="2"><text:bookmark-start text:name="biliography"/>Biliography<text:bookmark-end text:name="biliography"/></text:h>
      <text:p text:style-name="First_20_paragraph">Aristoteles: <text:span text:style-name="T1">Meterologie</text:span>, hrsg. v. Ernst Grumach und Hellmut Flashar, (Werke in deutscher Übersetzung, Bd. 12), 3 Aufl., Berlin, Boston 1984.</text:p>
      <text:p text:style-name="Text_20_body">Aristoteles: <text:span text:style-name="T1">Nikomachische Ethik</text:span>, hrsg. v. Ernst Grumach und Hellmut Flashar, übers. v. Franz Dirlmeier, (Werke in deutscher Übersetzung, Bd. 6), 8 Aufl., Berlin 1983.</text:p>
      <text:p text:style-name="Text_20_body">—: <text:span text:style-name="T1">Politik - Buch I. Über die Hausverwaltung und die Herrschaft des Herrn über Sklaven</text:span>, hrsg. v. Ernst Grumach und Hellmut Flashar, übers. v. Eckart Schütrumpf, (Werke in deutscher Übersetzung, Bd. 9), 3 Aufl., Berlin, Boston 199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dobe Garamond Pro Zahlen" svg:font-family="'Adobe Garamond Pro Zahlen'" style:font-pitch="variable"/>
    <style:font-face style:name="Adobe Garamond Pro Zahlen1" svg:font-family="'Adobe Garamond Pro Zahlen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dobe Garamond Pro Zahlen1" fo:font-family="'Adobe Garamond Pro Zahlen'" style:font-style-name="Standard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.499cm" style:auto-text-indent="false" style:writing-mode="page"/>
      <style:text-properties fo:language="de" fo:country="DE" fo:font-weight="normal" style:font-weight-asian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orphans="2" fo:widows="2" fo:hyphenation-ladder-count="no-limit" style:writing-mode="page"/>
      <style:text-properties style:font-name="Adobe Garamond Pro Zahlen1" fo:font-family="'Adobe Garamond Pro Zahlen'" style:font-style-name="Standard" style:font-pitch="variable" fo:font-size="115%" fo:language="de" fo:country="DE" fo:font-weight="normal" style:font-size-asian="115%" style:font-weight-asian="normal" style:font-size-complex="115%" style:font-weight-complex="normal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dobe Garamond Pro Zahlen1" fo:font-family="'Adobe Garamond Pro Zahlen'" style:font-style-name="Standard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dobe Garamond Pro Zahlen1" fo:font-family="'Adobe Garamond Pro Zahlen'" style:font-style-name="Standard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dobe Garamond Pro Zahlen1" fo:font-family="'Adobe Garamond Pro Zahlen'" style:font-style-name="Standard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align="justify" style:justify-single-word="false" fo:text-indent="-0.499cm" style:auto-text-indent="false" text:number-lines="false" text:line-number="0"/>
      <style:text-properties fo:font-size="10pt" fo:language="de" fo:country="DE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margin-top="0cm" fo:margin-bottom="1cm" loext:contextual-spacing="false" fo:text-align="center" style:justify-single-word="false" style:writing-mode="pag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text-align="justify" style:justify-single-word="false" fo:orphans="2" fo:widows="2" fo:hyphenation-ladder-count="no-limit" style:writing-mode="page"/>
      <style:text-properties fo:language="de" fo:country="DE" fo:font-weight="normal" style:font-weight-asian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7cm" loext:contextual-spacing="false" fo:text-align="center" style:justify-single-word="false" fo:text-indent="0cm" style:auto-text-indent="false" style:writing-mode="page"/>
      <style:text-properties style:font-name="Adobe Garamond Pro Zahlen1" fo:font-family="'Adobe Garamond Pro Zahlen'" style:font-style-name="Standard" style:font-pitch="variable" fo:font-size="28pt" fo:font-weight="normal" style:font-size-asian="28pt" style:font-weight-asian="normal" style:font-size-complex="28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prefix=" " style:num-suffix=" " style:num-format="1">
        <style:list-level-properties text:min-label-distance="0.381cm"/>
      </text:outline-level-style>
      <text:outline-level-style text:level="2" style:num-prefix=" " style:num-suffix=" " style:num-format="1" text:display-levels="2">
        <style:list-level-properties text:min-label-distance="0.381cm"/>
      </text:outline-level-style>
      <text:outline-level-style text:level="3" style:num-prefix=" " style:num-suffix=" " style:num-format="1" text:display-levels="3">
        <style:list-level-properties text:min-label-distance="0.381cm"/>
      </text:outline-level-style>
      <text:outline-level-style text:level="4" style:num-prefix=" " style:num-suffix=" " style:num-format="1" text:display-levels="4">
        <style:list-level-properties text:min-label-distance="0.381cm"/>
      </text:outline-level-style>
      <text:outline-level-style text:level="5" style:num-prefix=" " style:num-suffix=" " style:num-format="1" text:display-levels="5">
        <style:list-level-properties text:min-label-distance="0.381cm"/>
      </text:outline-level-style>
      <text:outline-level-style text:level="6" style:num-prefix=" " style:num-suffix=" " style:num-format="1" text:display-levels="6">
        <style:list-level-properties text:min-label-distance="0.381cm"/>
      </text:outline-level-style>
      <text:outline-level-style text:level="7" style:num-prefix=" " style:num-suffix=" " style:num-format="1" text:display-levels="7">
        <style:list-level-properties text:min-label-distance="0.381cm"/>
      </text:outline-level-style>
      <text:outline-level-style text:level="8" style:num-prefix=" " style:num-suffix=" " style:num-format="1" text:display-levels="8">
        <style:list-level-properties text:min-label-distance="0.381cm"/>
      </text:outline-level-style>
      <text:outline-level-style text:level="9" style:num-prefix=" " style:num-suffix=" " style:num-format="1" text:display-levels="9">
        <style:list-level-properties text:min-label-distance="0.381cm"/>
      </text:outline-level-style>
      <text:outline-level-style text:level="10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dobe Garamond Pro Zahlen" fo:language="de" fo:country="D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de-DE</dc:language>
    <dc:creator/>
    <meta:user-defined meta_name="bibliography" meta-value-type="string">./bibliography.bib</meta:user-defined>
    <meta:user-defined meta_name="csl" meta-value-type="string">./Novanimus.csl</meta:user-defined>
  </office:meta>
</office:document-meta>
</file>